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3.3236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4.1484in"/>
    </style:style>
    <style:style style:name="co5" style:family="table-column">
      <style:table-column-properties fo:break-before="auto" style:column-width="2.4689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4.4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1.6165in" fo:break-before="auto" style:use-optimal-row-height="fals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2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table-cell-properties fo:background-color="#ea7500" fo:wrap-option="wrap"/>
    </style:style>
    <style:style style:name="T1" style:family="text">
      <style:text-properties style:text-line-through-type="single"/>
    </style:style>
    <style:style style:name="T2" style:family="text">
      <style:text-properties fo:font-size="10pt" style:text-line-through-type="single" style:font-size-asian="10pt" style:font-size-complex="10pt"/>
    </style:style>
    <style:style style:name="T3" style:family="text">
      <style:text-properties fo:color="#8d2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1" calcext:value-type="date">
            <text:p>11/21/23</text:p>
          </table:table-cell>
          <table:table-cell table:style-name="ce2" office:value-type="date" office:date-value="2023-11-22" calcext:value-type="date">
            <text:p>11/22/23</text:p>
          </table:table-cell>
          <table:table-cell table:style-name="ce2" office:value-type="date" office:date-value="2024-11-23" calcext:value-type="date">
            <text:p>11/23/24</text:p>
          </table:table-cell>
          <table:table-cell table:style-name="ce2" office:value-type="date" office:date-value="2023-11-24" calcext:value-type="date">
            <text:p>11/24/23</text:p>
          </table:table-cell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7 hours</text:p>
          </table:table-cell>
          <table:table-cell/>
          <table:table-cell office:value-type="string" calcext:value-type="string">
            <text:p>5 hours</text:p>
          </table:table-cell>
          <table:table-cell office:value-type="string" calcext:value-type="string">
            <text:p>4 hour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landing page</text:p>
          </table:table-cell>
          <table:table-cell table:style-name="ce1" office:value-type="string" calcext:value-type="string">
            <text:p>1. Feed events into view, by user id (only grabs by client_id currently)2. Save Events to Database.</text:p>
          </table:table-cell>
          <table:table-cell table:style-name="ce4" office:value-type="string" calcext:value-type="string">
            <text:p>1. Can click events</text:p>
            <text:p>2. ctr + enter to make a new line in a cell libercalc</text:p>
            <text:p>3.</text:p>
          </table:table-cell>
          <table:table-cell table:style-name="ce1"/>
          <table:table-cell table:style-name="ce1" office:value-type="string" calcext:value-type="string">
            <text:p>Finished writing update modal .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hort term Goa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1. Design new modal</text:p>
            <text:p><text:span text:style-name="T2">1.1 can update Events</text:span></text:p>
            <text:p><text:span text:style-name="T1">1.2 Tutor can See Events Scheduled</text:span></text:p>
            <text:p><text:span text:style-name="T1">1.3 Tutor approves or Denies Event</text:span></text:p>
            <text:p>1.4 Edit modal Size, Transitions</text:p>
            <text:p/>
            <text:p><text:span text:style-name="T1">2. back end for updating event</text:span></text:p>
            <text:p><text:span text:style-name="T1">3. Change color for Pending events to light blue</text:span></text:p>
            <text:p><text:span text:style-name="T1">4. Approved Events are dark blue</text:span></text:p>
            <text:p>5. Make calender smaller on scre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style-name="ce2" office:value-type="date" office:date-value="2023-11-29" calcext:value-type="date">
            <text:p>11/29/23</text:p>
          </table:table-cell>
          <table:table-cell table:style-name="ce2" office:value-type="date" office:date-value="2023-11-30" calcext:value-type="date">
            <text:p>11/30/23</text:p>
          </table:table-cell>
          <table:table-cell table:style-name="ce2" office:value-type="date" office:date-value="2023-12-01" calcext:value-type="date">
            <text:p>12/01/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Spent</text:p>
          </table:table-cell>
          <table:table-cell table:number-columns-repeated="2" office:value-type="string" calcext:value-type="string">
            <text:p>4 hour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Deploy to pro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ed on</text:p>
          </table:table-cell>
          <table:table-cell office:value-type="string" calcext:value-type="string">
            <text:p>Finished writing update modal </text:p>
          </table:table-cell>
          <table:table-cell office:value-type="string" calcext:value-type="string">
            <text:p>edits to modal, different view for different user</text:p>
          </table:table-cell>
          <table:table-cell table:number-columns-repeated="2"/>
          <table:table-cell office:value-type="string" calcext:value-type="string">
            <text:p>add type for admin to show availibilit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orked on update API request was stuck for hours</text:p>
          </table:table-cell>
          <table:table-cell table:number-columns-repeated="2"/>
          <table:table-cell office:value-type="string" calcext:value-type="string">
            <text:p>brings back tutors even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change color events (function in view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5">
          <table:table-cell/>
          <table:table-cell office:value-type="string" calcext:value-type="string">
            <text:p>longer term: 1.new Database Migrations, rename stuff</text:p>
            <text:p>2. Fix Calender Time: S<text:span text:style-name="T1">tored as UTC time</text:span></text:p>
            <text:p>     Displayed as Eastern</text:p>
          </table:table-cell>
          <table:table-cell table:style-name="ce3" office:value-type="string" calcext:value-type="string">
            <text:p>1. Design new modal</text:p>
            <text:p>1.1- should clear modal or make new one.</text:p>
            <text:p><text:span text:style-name="T1">1.2 Tutor can See Events Scheduled:</text:span></text:p>
            <text:p><text:span text:style-name="T3">1.3 Back end Validation for updating events</text:span></text:p>
            <text:p>1.4 Edit modal Size, Transitions</text:p>
            <text:p/>
            <text:p><text:span text:style-name="T1">3. Change color for Pending events to light blue</text:span></text:p>
            <text:p>4. <text:span text:style-name="T1">Approved Events are Green</text:span></text:p>
            <text:p>5. Make Calender smaller on scre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23-12-04" calcext:value-type="date">
            <text:p>12/04/23</text:p>
          </table:table-cell>
          <table:table-cell table:style-name="ce2" office:value-type="date" office:date-value="2023-12-05" calcext:value-type="date">
            <text:p>12/05/23</text:p>
          </table:table-cell>
          <table:table-cell table:style-name="ce2" office:value-type="date" office:date-value="2023-12-06" calcext:value-type="date">
            <text:p>12/06/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 hours</text:p>
          </table:table-cell>
          <table:table-cell office:value-type="string" calcext:value-type="string">
            <text:p>NOTH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nt all day trying to get this site to work on Productio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solution was found by looking at different logging files</text:p>
            <text:p>in public directory, and the actual project solution. </text:p>
            <text:p>i had to build the front end and put the build file in </text:p>
            <text:p>the public directory. moving the public directory from</text:p>
            <text:p>the main project folder public caused a sht ton of issues. </text:p>
            <text:p>still not sure if that is the best thing to do but i for now i'm doing it.</text:p>
            <text:p>I had to edit index.php to get remap everything.</text:p>
            <text:p>Edit hosts file on local pc to view site. WEBSITE IS UP</text:p>
            <text:p/>
          </table:table-cell>
          <table:table-cell/>
          <table:table-cell office:value-type="string" calcext:value-type="string">
            <text:p>1 learn about emails</text:p>
            <text:p>2 get emails up and running on site. <text:a xlink:href="mailto:Holy@daytontutoring" xlink:type="simple">Holy@daytontutoring</text:a>. <text:a xlink:href="mailto:Admin@daytontutorings.com" xlink:type="simple">Admin@daytontutorings.com</text:a></text:p>
            <text:p>3 get email notifications working</text:p>
            <text:p>3.1 email sign ups working</text:p>
            <text:p><text:span text:style-name="T1">4. remove chirps bullsht</text:span></text:p>
            <text:p>5 add holly's bio to the front landing page</text:p>
            <text:p>5. change dashboard to modified homepage</text:p>
            <text:p>6 add payment links</text:p>
            <text:p>7. modify everything for mobile friendliness. Now  works but looks like </text:p>
            <text:p>ass</text:p>
            <text:p>Then Call it FINISHED---MAKE REVISIONS</text:p>
            <text:p>Take Paymen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7:30.738231019</meta:creation-date>
    <dc:date>2023-12-06T16:41:05.537765863</dc:date>
    <meta:editing-duration>P1DT2H38M53S</meta:editing-duration>
    <meta:editing-cycles>5</meta:editing-cycles>
    <meta:generator>LibreOffice/7.3.7.2$Linux_X86_64 LibreOffice_project/30$Build-2</meta:generator>
    <meta:document-statistic meta:table-count="1" meta:cell-count="47" meta:object-count="0"/>
  </office:meta>
</office:document-meta>
</file>